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F7761731F7D76EA0.png" manifest:media-type="image/png"/>
  <manifest:file-entry manifest:full-path="Pictures/1000000000000556000003000C83E5A2B2029005.png" manifest:media-type="image/png"/>
  <manifest:file-entry manifest:full-path="Pictures/100002010000055600000300B87C72ED765D3632.png" manifest:media-type="image/png"/>
  <manifest:file-entry manifest:full-path="Pictures/100002010000055600000300DCE06E3D1D03CAA7.png" manifest:media-type="image/png"/>
  <manifest:file-entry manifest:full-path="Pictures/100002010000055600000300911B58F6E8322A13.png" manifest:media-type="image/png"/>
  <manifest:file-entry manifest:full-path="Pictures/1000020100000556000003002422E9F4B40CA6B2.png" manifest:media-type="image/png"/>
  <manifest:file-entry manifest:full-path="Pictures/100002010000055600000300A101D200CAEBC6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JANGO <text:s/>Demo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Download Source code</text:p>
            <text:p>Understand MVT </text:p>
            <text:p>Implement View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8.481cm" svg:height="15.339cm" svg:x="0.4cm" svg:y="0.411cm" presentation:class="graphic" presentation:user-transformed="true">
          <draw:image xlink:href="Pictures/100002010000055600000300F7761731F7D76EA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6.103cm" svg:height="14.676cm" svg:x="1.8cm" svg:y="0.524cm" presentation:class="graphic" presentation:user-transformed="true">
          <draw:image xlink:href="Pictures/100002010000055600000300B87C72ED765D36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5.948cm" svg:height="14.589cm" svg:x="1.6cm" svg:y="0.411cm" presentation:class="graphic" presentation:user-transformed="true">
          <draw:image xlink:href="Pictures/1000020100000556000003002422E9F4B40CA6B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6.859cm" svg:height="15.101cm" svg:x="1cm" svg:y="0.2cm" presentation:class="graphic" presentation:user-transformed="true">
          <draw:image xlink:href="Pictures/100002010000055600000300A101D200CAEBC6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6.792cm" svg:height="14.051cm" svg:x="0.4cm" svg:y="0.749cm" presentation:class="graphic" presentation:user-transformed="true">
          <draw:image xlink:href="Pictures/100002010000055600000300911B58F6E8322A1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6.548cm" svg:height="14.926cm" svg:x="1cm" svg:y="0.074cm" presentation:class="graphic" presentation:user-transformed="true">
          <draw:image xlink:href="Pictures/100002010000055600000300DCE06E3D1D03CAA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0:20:26.676323850</meta:creation-date>
    <meta:editing-duration>PT54M2S</meta:editing-duration>
    <meta:editing-cycles>5</meta:editing-cycles>
    <meta:generator>LibreOffice/6.0.7.3$Linux_X86_64 LibreOffice_project/00m0$Build-3</meta:generator>
    <dc:title>DNA</dc:title>
    <dc:date>2020-09-02T11:24:40.645877048</dc:date>
    <meta:document-statistic meta:object-count="50"/>
  </office:meta>
</office:document-meta>
</file>